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1">
      <style:text-properties officeooo:rsid="001adbe7" officeooo:paragraph-rsid="001adbe7"/>
    </style:style>
    <style:style style:name="P2" style:family="paragraph" style:parent-style-name="Table_20_Contents" style:list-style-name="L2">
      <style:text-properties officeooo:rsid="001adbe7" officeooo:paragraph-rsid="001adbe7"/>
    </style:style>
    <style:style style:name="P3" style:family="paragraph" style:parent-style-name="Heading_20_1">
      <style:text-properties officeooo:rsid="001adbe7" officeooo:paragraph-rsid="001adbe7"/>
    </style:style>
    <style:style style:name="P4" style:family="paragraph" style:parent-style-name="Heading_20_2">
      <style:text-properties officeooo:rsid="001adbe7" officeooo:paragraph-rsid="001adbe7"/>
    </style:style>
    <style:style style:name="P5" style:family="paragraph" style:parent-style-name="Title">
      <style:text-properties officeooo:rsid="001adbe7" officeooo:paragraph-rsid="001adbe7"/>
    </style:style>
    <style:style style:name="P6" style:family="paragraph" style:parent-style-name="Subtitle">
      <style:text-properties officeooo:rsid="001adbe7" officeooo:paragraph-rsid="001ad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list xml:id="list1800604779008060504" text:style-name="L1">
              <text:list-item>
                <text:p text:style-name="P1">eins</text:p>
              </text:list-item>
              <text:list-item>
                <text:p text:style-name="P1">zwei</text:p>
                <text:list>
                  <text:list-item>
                    <text:p text:style-name="P1">zwei – eins</text:p>
                  </text:list-item>
                  <text:list-item>
                    <text:p text:style-name="P1">zwei – zwei</text:p>
                  </text:list-item>
                </text:list>
              </text:list-item>
              <text:list-item>
                <text:p text:style-name="P1">drei</text:p>
              </text:list-item>
            </text:list>
          </table:table-cell>
          <table:table-cell table:style-name="Tabelle1.B1" office:value-type="string">
            <text:list xml:id="list8215128596778169537" text:style-name="L2">
              <text:list-item>
                <text:p text:style-name="P2">eins</text:p>
              </text:list-item>
              <text:list-item>
                <text:p text:style-name="P2">zwei</text:p>
                <text:list>
                  <text:list-item>
                    <text:p text:style-name="P2">zwei – eins</text:p>
                  </text:list-item>
                  <text:list-item>
                    <text:p text:style-name="P2">zwei – zwei</text:p>
                  </text:list-item>
                </text:list>
              </text:list-item>
              <text:list-item>
                <text:p text:style-name="P2">drei</text:p>
              </text:list-item>
            </text:list>
          </table:table-cell>
        </table:table-row>
        <table:table-row>
          <table:table-cell table:style-name="Tabelle1.A2" office:value-type="string">
            <text:p text:style-name="P5">Titel</text:p>
          </table:table-cell>
          <table:table-cell table:style-name="Tabelle1.B2" office:value-type="string">
            <text:p text:style-name="P6">Untertitel</text:p>
          </table:table-cell>
        </table:table-row>
        <table:table-row>
          <table:table-cell table:style-name="Tabelle1.A2" office:value-type="string">
            <text:h text:style-name="P3" text:outline-level="1">Überschrift 1</text:h>
          </table:table-cell>
          <table:table-cell table:style-name="Tabelle1.B2" office:value-type="string">
            <text:h text:style-name="P4" text:outline-level="2">Überschrift 2</text:h>
          </table:table-cell>
        </table:table-row>
        <table:table-row>
          <table:table-cell table:style-name="Tabelle1.A2" office:value-type="string">
            <text:h text:style-name="Heading_20_3" text:outline-level="3">Überschrift 3</text:h>
          </table:table-cell>
          <table:table-cell table:style-name="Tabelle1.B2" office:value-type="string">
            <text:h text:style-name="Heading_20_4" text:outline-level="4">Überschrift 4</text:h>
          </table:table-cell>
        </table:table-row>
        <table:table-row>
          <table:table-cell table:style-name="Tabelle1.A2" office:value-type="string">
            <text:h text:style-name="Heading_20_5" text:outline-level="5">Überschrift 5</text:h>
          </table:table-cell>
          <table:table-cell table:style-name="Tabelle1.B2" office:value-type="string">
            <text:h text:style-name="Heading_20_6" text:outline-level="6">Überschrift 6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0:35.884000000</meta:creation-date>
    <dc:date>2017-10-29T21:34:10.180000000</dc:date>
    <meta:editing-duration>PT3M34S</meta:editing-duration>
    <meta:editing-cycles>1</meta:editing-cycles>
    <meta:document-statistic meta:table-count="1" meta:image-count="0" meta:object-count="0" meta:page-count="1" meta:paragraph-count="18" meta:word-count="38" meta:character-count="176" meta:non-whitespace-character-count="162"/>
    <meta:generator>LibreOffice/5.1.3.2$Windows_x86 LibreOffice_project/644e4637d1d8544fd9f56425bd6cec110e49301b</meta:generator>
  </office:meta>
</office:document-meta>
</file>